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6/10/2021</text:span></text:p>
      <text:p text:style-name="P9"/>
      <text:p text:style-name="P10">RECIBI CONFORME</text:p>
      <text:p text:style-name="P9"/>
      <text:p text:style-name="P11">CLIENTE: TORRES SANCHEZ JOSE LUIS</text:p>
      <text:p text:style-name="P12">CANT. TOTAL DE CAJAS: 2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TORRES SANCHEZ JOSE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18:58:4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